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Impl.getAttributesRa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Impl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Impl.newName( Mail mai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ailImpl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Impl.MailImpl( String name , MailAddress sender , Collection recipie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ailImpl.MailImpl( Mail 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Imp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Impl.writeObject( java . io .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ilImpl.setAttributesRaw( HashMap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Impl.duplicate( String new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il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Impl.getReturnPath( MimeMessage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ailImpl.setAttribute( String key , Serializable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Impl.setErrorMessage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Impl.setState( String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Impl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Impl.removeAll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Impl.getRemote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Impl.setMessage( MimeMessage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ilImpl.getS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Impl.MailImpl( Mail mail , String new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ailImpl.MailImpl( String name , MailAddress sender , Collection recipients , Mime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Impl.MailImpl( String name , MailAddress sender , Collection recipients , InputStream message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ilImpl.setRemoteAddr( String remoteAd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Impl.cloneSerializableObject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ilImpl.setSender( MailAddress s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Impl.setLastUpdated( Date lastUpda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ilImpl.getLastUpd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Impl.dupl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Impl.Mail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Impl.setRemoteHost( String remote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Impl.has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Impl.writeMessageTo(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ilImpl.readObject( java . io . ObjectInputStream i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MailImpl.setRecipients( Collection recipi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Impl.getMessag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Impl.getRecipi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Impl.getError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Impl.get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Impl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Impl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Impl.remove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